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301be0" officeooo:paragraph-rsid="00301be0" style:font-size-asian="14pt" style:font-size-complex="14pt"/>
    </style:style>
    <style:style style:name="P4" style:family="paragraph" style:parent-style-name="Standard">
      <style:text-properties fo:font-size="14pt" officeooo:rsid="0031cc17" officeooo:paragraph-rsid="0031cc17" style:font-size-asian="14pt" style:font-size-complex="14pt"/>
    </style:style>
    <style:style style:name="P5" style:family="paragraph" style:parent-style-name="Standard">
      <style:text-properties fo:font-size="14pt" officeooo:rsid="0031cc17" officeooo:paragraph-rsid="0036ab6b" style:font-size-asian="14pt" style:font-size-complex="14pt"/>
    </style:style>
    <style:style style:name="P6" style:family="paragraph" style:parent-style-name="Standard">
      <style:text-properties fo:font-size="14pt" officeooo:rsid="00332625" officeooo:paragraph-rsid="00332625" style:font-size-asian="14pt" style:font-size-complex="14pt"/>
    </style:style>
    <style:style style:name="P7" style:family="paragraph" style:parent-style-name="Standard">
      <style:text-properties fo:font-size="14pt" officeooo:paragraph-rsid="00332625" style:font-size-asian="14pt" style:font-size-complex="14pt"/>
    </style:style>
    <style:style style:name="P8" style:family="paragraph" style:parent-style-name="Standard">
      <style:text-properties fo:font-size="14pt" officeooo:rsid="0036ab6b" officeooo:paragraph-rsid="0036ab6b" style:font-size-asian="14pt" style:font-size-complex="14pt"/>
    </style:style>
    <style:style style:name="P9" style:family="paragraph" style:parent-style-name="Standard">
      <style:text-properties fo:font-size="14pt" officeooo:rsid="0038399c" officeooo:paragraph-rsid="0038399c" style:font-size-asian="14pt" style:font-size-complex="14pt"/>
    </style:style>
    <style:style style:name="P10" style:family="paragraph" style:parent-style-name="Standard">
      <style:paragraph-properties fo:text-align="center" style:justify-single-word="false"/>
      <style:text-properties fo:font-size="32pt" style:font-size-asian="32pt" style:font-size-complex="32pt"/>
    </style:style>
    <style:style style:name="P1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Standard">
      <style:paragraph-properties fo:text-align="center" style:justify-single-word="false"/>
      <style:text-properties fo:font-size="32pt" fo:font-weight="bold" officeooo:rsid="001f30be" officeooo:paragraph-rsid="001f30be"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0332625" style:font-size-asian="20pt" style:font-weight-asian="bold" style:font-size-complex="20pt" style:font-weight-complex="bold"/>
    </style:style>
    <style:style style:name="P15" style:family="paragraph" style:parent-style-name="Standard">
      <style:text-properties style:text-position="0% 100%" fo:font-size="14pt" officeooo:rsid="00332625" officeooo:paragraph-rsid="00332625" style:font-size-asian="14pt" style:font-size-complex="14pt"/>
    </style:style>
    <style:style style:name="P16" style:family="paragraph" style:parent-style-name="Standard">
      <style:text-properties style:text-position="0% 100%" fo:font-size="14pt" officeooo:rsid="00340dba" officeooo:paragraph-rsid="00332625" style:font-size-asian="14pt" style:font-size-complex="14pt"/>
    </style:style>
    <style:style style:name="P17" style:family="paragraph" style:parent-style-name="Standard">
      <style:text-properties style:text-position="0% 100%" fo:font-size="14pt" officeooo:rsid="00340dba" officeooo:paragraph-rsid="00340dba" style:font-size-asian="14pt" style:font-size-complex="14pt"/>
    </style:style>
    <style:style style:name="P18" style:family="paragraph" style:parent-style-name="Standard">
      <style:text-properties style:text-position="0% 100%" fo:font-size="14pt" officeooo:rsid="00301be0" officeooo:paragraph-rsid="00301be0" style:font-size-asian="14pt" style:font-size-complex="14pt"/>
    </style:style>
    <style:style style:name="P19" style:family="paragraph" style:parent-style-name="Standard">
      <style:text-properties style:text-position="0% 100%" fo:font-size="14pt" officeooo:rsid="0038399c" officeooo:paragraph-rsid="0038399c" style:font-size-asian="14pt" style:font-size-complex="14pt"/>
    </style:style>
    <style:style style:name="P20" style:family="paragraph" style:parent-style-name="Standard">
      <style:text-properties style:text-position="0% 100%" fo:font-size="14pt" officeooo:rsid="00391335" officeooo:paragraph-rsid="00391335" style:font-size-asian="14pt" style:font-size-complex="14pt"/>
    </style:style>
    <style:style style:name="P21" style:family="paragraph" style:parent-style-name="Standard">
      <style:text-properties style:text-position="0% 100%" fo:font-size="14pt" officeooo:rsid="0038399c" officeooo:paragraph-rsid="0038399c" style:font-size-asian="14pt" style:font-size-complex="14pt"/>
    </style:style>
    <style:style style:name="P22" style:family="paragraph" style:parent-style-name="Standard">
      <style:text-properties fo:font-size="14pt" officeooo:rsid="003ac41c" officeooo:paragraph-rsid="003ac41c" style:font-size-asian="14pt" style:font-size-complex="14pt"/>
    </style:style>
    <style:style style:name="T1" style:family="text">
      <style:text-properties officeooo:rsid="001f30be"/>
    </style:style>
    <style:style style:name="T2" style:family="text">
      <style:text-properties officeooo:rsid="0026fbf1"/>
    </style:style>
    <style:style style:name="T3" style:family="text">
      <style:text-properties officeooo:rsid="00270f50"/>
    </style:style>
    <style:style style:name="T4" style:family="text">
      <style:text-properties style:text-position="sub 58%"/>
    </style:style>
    <style:style style:name="T5" style:family="text">
      <style:text-properties style:text-position="sub 58%" fo:font-weight="normal" style:font-weight-asian="normal" style:font-weight-complex="normal"/>
    </style:style>
    <style:style style:name="T6" style:family="text">
      <style:text-properties style:text-position="sub 58%" officeooo:rsid="0038399c"/>
    </style:style>
    <style:style style:name="T7" style:family="text">
      <style:text-properties style:text-position="0% 100%"/>
    </style:style>
    <style:style style:name="T8" style:family="text">
      <style:text-properties style:text-position="0% 100%" officeooo:rsid="0031cc17"/>
    </style:style>
    <style:style style:name="T9" style:family="text">
      <style:text-properties style:text-position="0% 100%" officeooo:rsid="0038399c"/>
    </style:style>
    <style:style style:name="T10" style:family="text">
      <style:text-properties style:text-position="super 58%"/>
    </style:style>
    <style:style style:name="T11" style:family="text">
      <style:text-properties officeooo:rsid="00301be0"/>
    </style:style>
    <style:style style:name="T12" style:family="text">
      <style:text-properties officeooo:rsid="00332625"/>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40dba" style:font-weight-asian="normal" style:font-weight-complex="normal"/>
    </style:style>
    <style:style style:name="T16" style:family="text">
      <style:text-properties officeooo:rsid="0038399c"/>
    </style:style>
    <style:style style:name="T17" style:family="text">
      <style:text-properties officeooo:rsid="003ac4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ataxe-64</text:p>
      <text:p text:style-name="P12">Ve<text:span text:style-name="T2">ctor permute</text:span>.</text:p>
      <text:p text:style-name="P10">Richard Parker <text:span text:style-name="T11">20</text:span>.<text:span text:style-name="T3">7</text:span>.201<text:span text:style-name="T1">6</text:span></text:p>
      <text:p text:style-name="P1"/>
      <text:p text:style-name="P13">Section 1 – Introduction</text:p>
      <text:p text:style-name="P2"/>
      <text:p text:style-name="P3">This document is the growing design document for the "new orbits" part of meataxe64. <text:s/>It is designed to take a vector and some generating matrices, and to determine size and (in some sense) map out the orbit of that starting vector under the group generated by the matrices.<text:span text:style-name="T17"> <text:s/>It is also intended that this system can be used to produce condensed permutation matrices, or even monomial ones. <text:s/>We will see as the analysis goes on what is achievable.</text:span></text:p>
      <text:p text:style-name="P3"/>
      <text:p text:style-name="P3">It would, of course, be possible to just make all the vectors and stick them into a hash table, and I probably will write that simple version at some point. <text:s/>More typically, however, we wish to reduce both the time and space needed for this, and this is the main focus of this document.</text:p>
      <text:p text:style-name="P3"/>
      <text:p text:style-name="P3">The central idea is to use a "helper subgroup" H. <text:s/>The general plan is to first classify orbits into orbits under H, and for this to be efficient, the subgroup H must be carefully chosen and investigated in some detail, both in terms of its embedding into G, how the matrix representation reduces when restricted to H.</text:p>
      <text:p text:style-name="P3"/>
      <text:p text:style-name="P22"><text:span text:style-name="T7">It seems clear that the matrix representation reduces substantially when restricted to H. <text:s/>A common theme is to look in a quotient space under H and use H to produce an "H-canonical" image of a vector in that quotient space.</text:span></text:p>
      <text:p text:style-name="P3"/>
      <text:p text:style-name="P18">In any case, the generators for H must be found and supplied to the programs.</text:p>
      <text:p text:style-name="P3"/>
      <text:p text:style-name="P18">Then a composition series must be chosen for the matrix representation of H. <text:s/>The composition factors will be used "from the top". <text:s/>For the first implementation, a basis for the matrix representation must be chosen before starting so that the reduction is visible, i.e. that the co-ordinate vectors form a complement for each factor that is to be used.</text:p>
      <text:p text:style-name="P3"/>
      <text:p text:style-name="P3"><text:span text:style-name="T7">The first real program of the suite is then the one that analyses H. <text:s/>For the top composition factor, a "canonical" vector in the projection must be chosen, and the list of generators augmented if necessary to include generators for its stabilizer. <text:s/>For each canonical vector that does not have a </text:span><text:span text:style-name="T8">"small"</text:span><text:span text:style-name="T7"> stabilizer, the set of all vectors projecting onto it must be operated on by that stabilizer and a canonical representative chosen</text:span><text:span text:style-name="T8"> here, and for those whose stabilizer is still not small, proceed to </text:span><text:soft-page-break/><text:span text:style-name="T8">the third, fourth etc. layers. <text:s/>How the canonical vectors are chosen, and what it means for a stabilizer to be small will be discussed later.</text:span></text:p>
      <text:p text:style-name="P3"/>
      <text:p text:style-name="P5"><text:span text:style-name="T7">The next step is to choose the additional generator t - i.e. we need G = &lt;H,t&gt;. <text:s/>It may be useful to allow more than one generator - the important thing is tha H ^ H</text:span><text:span text:style-name="T10">t</text:span><text:span text:style-name="T7"> be as large as possible, since it is the size of this group that determines the savings that the method delivers.</text:span></text:p>
      <text:p text:style-name="P5"/>
      <text:p text:style-name="P8">More specifically we define Q as H ^ t.H.t<text:span text:style-name="T10">-1</text:span><text:span text:style-name="T7">, so that for q in Q is in both H and t.H.t</text:span><text:span text:style-name="T10">-1</text:span><text:span text:style-name="T7">.</text:span></text:p>
      <text:p text:style-name="P8"><text:span text:style-name="T7">The latter implies that q = t.h.t</text:span><text:span text:style-name="T10">-1</text:span><text:span text:style-name="T7"> so that q.t = t.h for some h in H.</text:span></text:p>
      <text:p text:style-name="P8"/>
      <text:p text:style-name="P8"><text:span text:style-name="T7">We then take coset representatives e</text:span><text:span text:style-name="T4">i</text:span><text:span text:style-name="T7"> for Q in H, so that every h = e</text:span><text:span text:style-name="T4">i</text:span><text:span text:style-name="T7">.q, and </text:span><text:span text:style-name="T9">define (and compute) T = {t</text:span><text:span text:style-name="T6">i</text:span><text:span text:style-name="T9"> :</text:span><text:span text:style-name="T7"> t</text:span><text:span text:style-name="T4">i</text:span><text:span text:style-name="T7"> = e</text:span><text:span text:style-name="T4">i</text:span><text:span text:style-name="T7">.t</text:span><text:span text:style-name="T9"> }</text:span><text:span text:style-name="T7"> <text:s/>We need a program that, given H and t, computes all this and outputs the </text:span><text:span text:style-name="T9">set T.</text:span><text:span text:style-name="T7"> <text:s/>It is sometimes convenient to use more than one element t, particularly if all the "good" elements t (those with large Q) generate proper subgroups of G along with H, but perhaps some two (or more) can generate G.</text:span><text:span text:style-name="T9"> <text:s/>My feeling also is that our cosets are un-natural way round. <text:s/>In practice we may well compute the inverses of the e</text:span><text:span text:style-name="T6">i</text:span><text:span text:style-name="T9">.</text:span></text:p>
      <text:p text:style-name="P4"/>
      <text:p text:style-name="P4"><text:span text:style-name="T7">The next program determines the orbit. <text:s/>Central to this process is the "stripping" procedure - for each vector v, compute S(v) as a canonical vector - i,e S(v</text:span><text:span text:style-name="T4">1</text:span><text:span text:style-name="T7">)=S(v</text:span><text:span text:style-name="T4">2</text:span><text:span text:style-name="T7">) iff v</text:span><text:span text:style-name="T4">1</text:span><text:span text:style-name="T7"> and v</text:span><text:span text:style-name="T4">2</text:span><text:span text:style-name="T7"> are in the same H-orbit. <text:s/>We store only the canonical vectors. <text:s/>The simple procedure described above can be seen as the trivial version of this - choose H=1.</text:span></text:p>
      <text:p text:style-name="P4">To do this we first use an element of H (given by a Schreier vector) to move v so that its projection into the first (top) quotient is canonical. <text:s/>We then use the stabilizer of this canonical projection if necessary to make the vector canonical in the second projection (including the first one) and so on. <text:s/>When the stabilizer becomes small, we simply make the full orbit under the final stabilizer and choose the lexicographically earliest one.</text:p>
      <text:p text:style-name="P4"/>
      <text:p text:style-name="P4">We start with v as the input vector and canonicalize it to produce our first stored vector. <text:s/>We then operate on each stored vector in turn by all the elements of T, canonicalize the result and store it if it is new. <text:s/>We also note the size of the H-orbit containing that vector, using the data produced by the H-analysis.</text:p>
      <text:p text:style-name="P4"/>
      <text:p text:style-name="P4">Once this process has closed, we have seen all the H-orbits<text:span text:style-name="T16"> . . . all the vectors v</text:span><text:span text:style-name="T6">i</text:span><text:span text:style-name="T9">.h are taken to other vectors of this form by t, since having checked that v</text:span><text:span text:style-name="T6">i</text:span><text:span text:style-name="T9">.t</text:span><text:span text:style-name="T6">j</text:span><text:span text:style-name="T9"> = v</text:span><text:span text:style-name="T6">k</text:span><text:span text:style-name="T9">h", we have</text:span></text:p>
      <text:p text:style-name="P4"/>
      <text:p text:style-name="P8">v<text:span text:style-name="T4">i</text:span><text:span text:style-name="T7">.h.t = v</text:span><text:span text:style-name="T4">i</text:span><text:span text:style-name="T7">.e</text:span><text:span text:style-name="T4">j</text:span><text:span text:style-name="T7">.q.t = v</text:span><text:span text:style-name="T4">i</text:span><text:span text:style-name="T7">.e</text:span><text:span text:style-name="T4">j</text:span><text:span text:style-name="T7">.t.h' = v</text:span><text:span text:style-name="T4">i</text:span><text:span text:style-name="T7">.t</text:span><text:span text:style-name="T4">j</text:span><text:span text:style-name="T7">.h' = v</text:span><text:span text:style-name="T4">k</text:span><text:span text:style-name="T7">h".h' = v</text:span><text:span text:style-name="T4">k</text:span><text:span text:style-name="T7">.h"'.</text:span></text:p>
      <text:p text:style-name="P4"/>
      <text:p text:style-name="P9">[We need qt=th' so q is in H and also in t.H.t<text:span text:style-name="T10">-1</text:span><text:span text:style-name="T7">].</text:span></text:p>
      <text:p text:style-name="P19"/>
      <text:p text:style-name="P15">We will then want to go on to compute condensed representations, but that will be considered in a later version of this document.</text:p>
      <text:p text:style-name="P6"/>
      <text:p text:style-name="P14"><text:soft-page-break/>Section <text:span text:style-name="T12">2</text:span> – <text:span text:style-name="T12">Analysis of Helper Subgroup.</text:span></text:p>
      <text:p text:style-name="P7"/>
      <text:p text:style-name="P15">The input to this procedure is some matrix generators for a group H such that the space spanned by all but the last X<text:span text:style-name="T4">1</text:span> coordinates, and all but the last X<text:span text:style-name="T4">1</text:span>+X<text:span text:style-name="T4">2</text:span> coordinates and so on (for user-chosen X<text:span text:style-name="T4">i</text:span>) are all invariant under H. <text:s/>How this is done is outside the scope of this document, and is hopefully known to the reader.</text:p>
      <text:p text:style-name="P15"/>
      <text:p text:style-name="P15">Also input is a list of numbers S<text:span text:style-name="T4">i</text:span> - a definition of "small" for each X<text:span text:style-name="T4">i</text:span> - how big the stabiliser has to be if we are to proceed to that level.</text:p>
      <text:p text:style-name="P15"/>
      <text:p text:style-name="P15">Notice that the analysis program is independent of the vector whose orbit is to be computed. <text:s/>This phase is essentially pre-processing so that the next program can compute orbits whatever vector it is given (though the number of H-orbits must be small enough that the canonical vectors fit in memory).</text:p>
      <text:p text:style-name="P15"/>
      <text:p text:style-name="P15">The first task of the analysis is to find a collection of vectors (in the big space) whose H-stabilizer is trivial. <text:s/>In the default case, a vector is chosen at random and a Schreier-Sims done on this orbit at level 1. <text:s/>If a non-trivial matrix is found to stabilize this vector, however, the next vector is chosen to be moved by that matrix with no attempt made to choose the second vector in the same orbit as the first. <text:s/>If the group H is very large, the user may wish to exert some control over this process - typically by chosing the first vector to be in an orbit that is far from regular to reduce the time and space needed for this stage.</text:p>
      <text:p text:style-name="P15"/>
      <text:p text:style-name="P15">In any case, the result is a collection of vectors forming what I will call a <text:span text:style-name="T13">Base</text:span><text:span text:style-name="T14"> - simply a set of vectors whose joint (pointwise) stabilizer in H is trivial.</text:span></text:p>
      <text:p text:style-name="P15"/>
      <text:p text:style-name="P15"><text:span text:style-name="T14">We then analyze the projection onto the last X</text:span><text:span text:style-name="T5">1</text:span><text:span text:style-name="T14"> coordinates. <text:s/>The zero vector, of course, has all of H as its stabilizer and is not further analysed. <text:s/>A bit-string is kept, with one bit for each vector in this quotient (of dimension X</text:span><text:span text:style-name="T5">1</text:span><text:span text:style-name="T14">) so </text:span><text:span text:style-name="T15">w</text:span><text:span text:style-name="T14">e know which vectors have been dealt with.</text:span></text:p>
      <text:p text:style-name="P15"/>
      <text:p text:style-name="P15"><text:span text:style-name="T14">We then choose a vector</text:span><text:span text:style-name="T15"> that has not been processed, call it canonical </text:span><text:span text:style-name="T14">and find its H-orbit in the projection. <text:s/></text:span><text:span text:style-name="T15">Exactly how we choose the next vector to process is not quite clear, but it clearly makes sense to start by looking at vectors in the fixed spaces of generators we already have, so that the list of generators does not get needlessly long.</text:span></text:p>
      <text:p text:style-name="P16"/>
      <text:p text:style-name="P17">Having chosen the canonical vector, we then multiply by generators and make the Schreier list - for each vector in the H-orbit in the projection, a word that gets us back to the canonical one (there is an inverse implicit in this description, and I am not yet clear where the inversion is best done). <text:s/>If we have already arrived at this vector, we get an new generator for the stabilizer, but of course we may have already generated it.</text:p>
      <text:p text:style-name="P17"/>
      <text:p text:style-name="P17">We therefore keep a list of the images of the Base under the group generated by the <text:soft-page-break/>generators we already have, and this is populated fairly well at the start by testing the current list of "very strong generators" and using all of those. <text:s/>Nevertheless we will occasionally come across a new one and need to add it.</text:p>
      <text:p text:style-name="P15"/>
      <text:p text:style-name="P19">What is the output of all this?</text:p>
      <text:p text:style-name="P19"/>
      <text:p text:style-name="P19">The minimum data is the list of canonical vectors in the various projections, and the generators for the stabilizer. <text:s/>This would require us to recompute the stabilizer in the stripping program, which seems wasteful, particularly as we may now have many generators. <text:s/>Better is to also hold the orbit-size/stabilizer size (each can be computed from the other and a knowledge of the order of H, so there need only be one data item here). <text:s/>We can then readily calculate the Schreier vector (words to get the canonical vector home) since we can now stop when we have made all of them. <text:s/>In many ways this is better than writing the answer out when we find it, since we will later add some more generators, thereby shortening the word.</text:p>
      <text:p text:style-name="P19"/>
      <text:p text:style-name="P20">It is beginning to look as if there is a program between the analysis of H and the orbit program, namely one to optimize the analysis outpu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7-22T08:48:09.833682930</dc:date>
    <meta:editing-duration>PT23H36M54S</meta:editing-duration>
    <meta:editing-cycles>145</meta:editing-cycles>
    <meta:generator>LibreOffice/4.2.8.2$Linux_X86_64 LibreOffice_project/420m0$Build-2</meta:generator>
    <meta:printed-by>User </meta:printed-by>
    <meta:print-date>2012-08-06T12:45:35</meta:print-date>
    <meta:document-statistic meta:table-count="0" meta:image-count="0" meta:object-count="0" meta:page-count="4" meta:paragraph-count="35" meta:word-count="1623" meta:character-count="8819" meta:non-whitespace-character-count="7190"/>
  </office:meta>
</office:document-meta>
</file>